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214cm" svg:height="7.995cm" svg:x="0.008cm" svg:y="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20:38.011913927</dc:date>
    <meta:editing-duration>PT4M4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15cm" svg:height="7.996cm" xlink:href="." xlink:type="simple" chart:class="chart:scatter" chart:style-name="ch1">
        <chart:plot-area chart:style-name="ch2" chart:data-source-has-labels="both" svg:x="0.284cm" svg:y="0.159cm" svg:width="13.647cm" svg:height="7.678cm">
          <chart:coordinate-region svg:x="0.826cm" svg:y="0.358cm" svg:width="13.012cm" svg:height="7.2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